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xygenOffice Professional 2.0.4 is ready for Download!</text:p>
      <text:p text:style-name="Standard"/>
      <text:p text:style-name="Standard">OxygenOffice Professional 2.0.4 - Extended, open and free</text:p>
      <text:p text:style-name="Standard">(formerly known as OpenOffice.org Premium)</text:p>
      <text:p text:style-name="Standard"/>
      <text:p text:style-name="Standard"/>
      <text:p text:style-name="Standard">Get more. Do more.</text:p>
      <text:p text:style-name="Standard"/>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More than 2,900 graphics are included, both clip art and photos. <text:s/>These pictures are integrated into the gallery and can easily be placed into any OxygenOffice document. SSeveral templates and sample documents are included, as well as over 90 fonts. The extras are ingrated by default in the installation of OxygenOffice Professional, but they are optional, so the user can decide what parts to include and what parts to leave out. <text:s/>These extra templates, fonts, and graphics are free for both personal and professional use. Additional tools like OOoWikipedia, which can search the free on-line encyclopaedia Wikipedia, are also included. An enhanced help menu, addtional User's Manual, and the enabled extended tips are great to help beginners get started using OxygenOffice Professional.</text:p>
      <text:p text:style-name="Standard"/>
      <text:p text:style-name="Standard">OxygenOffice Professional is based on OpenOffice.org 2.0.4. <text:s/>This latest and greatest version has new functions like enhanced PDF management and direct export to LaTex. <text:s/>The OxygenOffice Professional <text:s/>team of internatioanl developers changed the name of the project , (which was formerly known as OpenOffice.org Premium), to simplify things and point out that this project is independent from the OpenOffice.org project. <text:s/>Our team loves and supports the OpenOffice.org project, and did not want to cause any potential confusion.</text:p>
      <text:p text:style-name="Standard"/>
      <text:p text:style-name="Standard">You can download OxygenOffice Professional 2.0.4 from here:</text:p>
      <text:p text:style-name="Standard"><text:a xlink:type="simple" xlink:href="https://sourceforge.net/project/showfiles.php?group_id=170021">https://sourceforge.net/project/showfiles.php?group_id=170021</text:a></text:p>
      <text:p text:style-name="Standard"/>
      <text:p text:style-name="Standard">Homepage:</text:p>
      <text:p text:style-name="Standard"><text:a xlink:type="simple" xlink:href="https://sourceforge.net/projects/ooop/">https://sourceforge.net/projects/ooop/</text:a></text:p>
      <text:p text:style-name="Standard"/>
      <text:p text:style-name="Standard">Available language versions:</text:p>
      <text:p text:style-name="Standard">Hungarian (HU), English (EN-US), German (DE), Italian (IT), French (FR), Turkish (TR), Georgian (KA) and a special 5in1 language version with Hungarian, English, German, Italian, French for Windows.</text:p>
      <text:p text:style-name="Standard"/>
      <text:p text:style-name="Standard">Supported platforms:</text:p>
      <text:p text:style-name="Standard">Linux and Windows</text:p>
      <text:p text:style-name="Standard"/>
      <text:p text:style-name="Standard">The modified source code can be downloaded here via SVN:</text:p>
      <text:p text:style-name="Standard">https://sourceforge.net/svn/?group_id=170021</text:p>
      <text:p text:style-name="Standard"/>
      <text:p text:style-name="Standard">The modified source code is available for everyone. <text:s/>It has been changed to utilize all of OpenOffice.org features, including localization. <text:s/>If you'd like to help us improve OxygenOffice Professional, here are a few of the ways you can get involved:</text:p>
      <text:p text:style-name="Standard"/>
      <text:list text:style-name="L1">
        <text:list-item>
          <text:p text:style-name="P1">Translators - translate the resource files to your language and send it them back to me</text:p>
        </text:list-item>
        <text:list-item>
          <text:p text:style-name="P1">Content creators/revisers - Send me templates and OpenOffice.org documentation (in OpenDocument Format) for your language. Collect as many as you can, but please keep out the poor, low quality content with controversial license... Someone might recheck the <text:s/>template content of OxygenOffice Professional 2.0.4.</text:p>
        </text:list-item>
        <text:list-item>
          <text:p text:style-name="P1">Gallery submitters/coordinators/organisers - Send me a free galleries or images (mainly in vector based format) also a good quality SVG-&gt;WMF converter may be interesting...</text:p>
        </text:list-item>
        <text:list-item>
          <text:p text:style-name="P1">Builders - to build OxygenOffice Professional with other language – We can do it, but I have only one machine</text:p>
        </text:list-item>
        <text:list-item>
          <text:p text:style-name="P1">Programmers - to develop a new ideas, make it better</text:p>
        </text:list-item>
        <text:list-item>
          <text:p text:style-name="P1">Voters - If you find it useful you can vote for integration:</text:p>
        </text:list-item>
      </text:list>
      <text:p text:style-name="Standard"/>
      <text:p text:style-name="Standard">62405 / OpenOffice.org Premium integration – Gallery (1/4)</text:p>
      <text:p text:style-name="Standard"><text:a xlink:type="simple" xlink:href="http://qa.openoffice.org/issues/show_bug.cgi?id=62405">http://qa.openoffice.org/issues/show_bug.cgi?id=62405</text:a></text:p>
      <text:p text:style-name="Standard"/>
      <text:p text:style-name="Standard">62406 / OpenOffice.org Premium integration – Fonts (2/4)</text:p>
      <text:p text:style-name="Standard"><text:a xlink:type="simple" xlink:href="http://qa.openoffice.org/issues/show_bug.cgi?id=62406">http://qa.openoffice.org/issues/show_bug.cgi?id=62406</text:a></text:p>
      <text:p text:style-name="Standard"/>
      <text:p text:style-name="Standard">62407 / OpenOffice.org Premium integration – Templates (3/4)</text:p>
      <text:p text:style-name="Standard"><text:a xlink:type="simple" xlink:href="http://qa.openoffice.org/issues/show_bug.cgi?id=62407">http://qa.openoffice.org/issues/show_bug.cgi?id=62407</text:a></text:p>
      <text:p text:style-name="Standard"/>
      <text:p text:style-name="Standard">62408 / OpenOffice.org Premium integration – Samples (4/4)</text:p>
      <text:p text:style-name="Standard"><text:a xlink:type="simple" xlink:href="http://qa.openoffice.org/issues/show_bug.cgi?id=62408">http://qa.openoffice.org/issues/show_bug.cgi?id=62408</text:a></text:p>
      <text:p text:style-name="Standard"/>
      <text:p text:style-name="Standard"/>
      <text:p text:style-name="Standard">OpenOffice.org</text:p>
      <text:p text:style-name="Standard"/>
      <text:p text:style-name="Standard">OxygenOffice Professional is based on OpenOffice.org. OpenOffice.org the product is a multi-platform office productivity suite. It includes the key desktop applications, such as a word processor, spreadsheet, presentation manager, and drawing program, with a user interface and feature set similar to other office suites. Sophisticated and flexible, OpenOffice.org also works transparently with a variety of file formats, including those of Microsoft Office.</text:p>
      <text:p text:style-name="Standard"/>
      <text:p text:style-name="Standard"/>
      <text:p text:style-name="Standard">Version 2 - another first for OpenOffice.org</text:p>
      <text:p text:style-name="Standard"/>
      <text:p text:style-name="Standard">OpenOffice.org Version 1 was the first product to deliver the benefits of open source software to mass-market users, delivering essential everyday software tools completely free of charge. Translated into over 60 languages, available on all major computing platforms (Microsoft Windows, Mac OS X X11, GNU/Linux, Solaris), OpenOffice.org Version 1 is now in use by tens of millions of delighted users worldwide.</text:p>
      <text:p text:style-name="Standard"/>
      <text:p text:style-name="Standard">With Version 2, it gets even better:</text:p>
      <text:p text:style-name="Standard"/>
      <text:p text:style-name="Standard"><text:s text:c="4"/>* the first office suite to use the new OASIS OpenDocument format, the future-proof international standard for office software (ISO/IEC 26300) </text:p>
      <text:p text:style-name="Standard"><text:s text:c="4"/>* easier to install, with a whole new look and feel, matched to the type of computer in use</text:p>
      <text:p text:style-name="Standard"><text:s text:c="4"/>* more intuitive, more easy to use than ever, with a host of new usability features</text:p>
      <text:p text:style-name="Standard"><text:s text:c="4"/>* introducing a major new component, Base: an easy-to-use database manager with a fully integrated database</text:p>
      <text:p text:style-name="Standard"><text:s text:c="4"/>* more compatible with other software packages – now understands even obscure and rarely used features in major competitors</text:p>
      <text:p text:style-name="Standard"/>
      <text:p text:style-name="Standard">But the licence is still the same: you may download OpenOffice.org Version 2 completely free of any licence fees, use it for any purpose– private, educational, government and public administration, commercial – and pass on copies free of charge to family, friends, students, employees, etc.</text:p>
      <text:p text:style-name="Standard"/>
      <text:p text:style-name="Standard"/>
      <text:p text:style-name="Standard">What’s so great about OpenOffice.org?</text:p>
      <text:p text:style-name="Standard"/>
      <text:p text:style-name="Standard">As the name suggests, OpenOffice.org is the most open office suite available:</text:p>
      <text:p text:style-name="Standard"><text:s text:c="4"/>* no commercial licences or software compliance issues to worry about</text:p>
      <text:p text:style-name="Standard"><text:s text:c="4"/>* no language barriers - if it’s not yet available in your language, the chances are it will be soon</text:p>
      <text:p text:style-name="Standard"><text:s text:c="4"/>* available on all major computing platforms</text:p>
      <text:p text:style-name="Standard"><text:s text:c="4"/>* the first office suite to comply with the OASIS OpenDocument format</text:p>
      <text:p text:style-name="Standard"><text:s text:c="4"/>* the source code for the software is freely available under a full OSI certified licence</text:p>
      <text:p text:style-name="Standard"/>
      <text:p text:style-name="Standard"/>
      <text:p text:style-name="Standard">OpenOffice.org is synonymous with quality</text:p>
      <text:p text:style-name="Standard"/>
      <text:p text:style-name="Standard"><text:s text:c="4"/>* the roots of OpenOffice.org go back twenty years, creating a huge wealth of experience</text:p>
      <text:p text:style-name="Standard"><text:s text:c="4"/>* hundreds of thousands of users have participated in the beta testing of version 2</text:p>
      <text:p text:style-name="Standard"><text:s text:c="4"/>* with a fully open development process, OpenOffice.org has nothing to hide - the product stands or falls on its reputation</text:p>
      <text:p text:style-name="Standard"/>
      <text:p text:style-name="Standard"/>
      <text:p text:style-name="Standard">OpenOffice.org is friendly</text:p>
      <text:p text:style-name="Standard"/>
      <text:p text:style-name="Standard"><text:s text:c="4"/>* the software looks and feels familiar and is instantly usable by anyone who has used a competitive product</text:p>
      <text:p text:style-name="Standard"><text:s text:c="4"/>* it’s easy to change to OpenOffice.org - the software reads all major competitors’ files</text:p>
      <text:p text:style-name="Standard"><text:s text:c="4"/>* OpenOffice.org is supported by a global community of friendly volunteers, only too happy to provide assistance to newcomers and advanced users alike</text:p>
      <text:p text:style-name="Standard"/>
      <text:p text:style-name="Standard"/>
      <text:p text:style-name="Standard">What’s in OpenOffice.org?</text:p>
      <text:p text:style-name="Standard"/>
      <text:p text:style-name="Standard">WRITER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Writer is powerful enough to tackle desktop publishing tasks such as creating</text:p>
      <text:p text:style-name="Standard">multi-column newsletters, brochures – the only limit is your imagination.</text:p>
      <text:p text:style-name="Standard"/>
      <text:p text:style-name="Standard">Use CALC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text:p text:style-name="Standard"/>
      <text:p text:style-name="Standard">IMPRESS is the fastest, most powerful way to create effective multimedia presentations. Your presentations will truly stand out with special effects, animation and high-impact drawing tools.</text:p>
      <text:p text:style-name="Standard"/>
      <text:p text:style-name="Standard">DRAW will produce everything from simple diagrams to dynamic 3D illustrations and special effects.</text:p>
      <text:p text:style-name="Standard"/>
      <text:p text:style-name="Standard">New to Version 2, BASE enables you to manipulate database data seamlessly within OpenOffice.org. Create and modify tables, forms, queries, and reports, either using your own database or Base’s own built-in HSQL database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1-13T14:16:16</meta:creation-date>
    <dc:date>2006-11-14T10:51:09</dc:date>
    <dc:language>en-GB</dc:language>
    <meta:editing-cycles>21</meta:editing-cycles>
    <meta:editing-duration>PT1H44M45S</meta:editing-duration>
    <meta:user-defined meta:name="Info 1"/>
    <meta:user-defined meta:name="Info 2"/>
    <meta:user-defined meta:name="Info 3"/>
    <meta:user-defined meta:name="Info 4"/>
    <meta:document-statistic meta:table-count="0" meta:image-count="0" meta:object-count="0" meta:page-count="4" meta:paragraph-count="65" meta:word-count="1258" meta:character-count="8435"/>
  </office:meta>
</office:document-meta>
</file>